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Noto Sans Devanagari" svg:font-family="'Noto Sans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0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outline="false" style:text-line-through-style="none" style:text-line-through-type="none" style:font-name="Droid Sans Mono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roid Sans Mono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roid Sans Mono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roid Sans Mono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e9178" style:text-outline="false" style:text-line-through-style="none" style:text-line-through-type="none" style:font-name="Droid Sans Mono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roid Sans Mono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font-name="Droid Sans Mono" fo:font-size="10.5pt" style:font-name-asian="Noto Sans Devanagari" style:font-size-asian="12pt" style:language-asian="hi" style:country-asian="IN" style:font-name-complex="Droid Sans Mono" style:font-size-complex="6.80000019073486pt" style:language-complex="none" style:country-complex="none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fff200"/>
    </style:style>
    <style:style style:name="T1" style:family="text">
      <style:text-properties style:text-overline-style="none" style:text-overline-color="font-color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style:font-name-complex="Noto Sans Devanaga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font-name-asian="Noto Sans CJK SC Regular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fo:color="#ce9178" fo:font-size="10.5pt" style:letter-kerning="true" style:language-asian="hi" style:country-asian="IN" style:language-complex="none" style:country-complex="none" style:font-name-asian="Noto Sans Devanagari" style:font-size-asian="12pt" style:font-size-complex="6.80000019073486pt"/>
    </style:style>
    <style:style style:name="T3" style:family="text">
      <style:text-properties fo:font-size="10.5pt" fo:font-weight="normal" style:letter-kerning="true" fo:language="pt" fo:country="BR" style:language-asian="hi" style:country-asian="IN" style:font-name-asian="Noto Sans Devanagari" style:font-size-asian="12pt" style:font-weight-asian="normal" style:font-weight-complex="normal"/>
    </style:style>
    <style:style style:name="T4" style:family="text">
      <style:text-properties fo:font-weight="normal" style:letter-kerning="true" fo:language="pt" fo:country="BR" style:language-asian="hi" style:country-asian="IN" style:font-name-asian="Noto Sans Devanagari" style:font-size-asian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por R</text:p>
          </table:table-cell>
          <table:table-cell office:value-type="string" calcext:value-type="string">
            <text:p><text:s/>ganha um pacote 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a cada 6 unidades;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ou <text:s/></text:p>
          </table:table-cell>
          <table:table-cell office:value-type="string" calcext:value-type="string">
            <text:p>re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por R</text:p>
          </table:table-cell>
          <table:table-cell office:value-type="string" calcext:value-type="string">
            <text:p>9,90, a cada 2 unidades um refrigerante Guaraná Brasil 2L </text:p>
          </table:table-cell>
          <table:table-cell office:value-type="string" calcext:value-type="string">
            <text:p>re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sai por R</text:p>
          </table:table-cell>
          <table:table-cell office:value-type="string" calcext:value-type="string">
            <text:p>0,10;</text:p>
          </table:table-cell>
          <table:table-cell table:number-columns-repeated="6"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Na seção higiene e beleza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por R</text:p>
          </table:table-cell>
          <table:table-cell office:value-type="string" calcext:value-type="string">
            <text:p>6,45, leve 3 pague 2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por R</text:p>
          </table:table-cell>
          <table:table-cell office:value-type="string" calcext:value-type="string">
            <text:p>14,80, leve 3 ganhe 15% 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conto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dos os produtos da marca MeuBebê </text:p>
          </table:table-cell>
          <table:table-cell office:value-type="string" calcext:value-type="string">
            <text:p>ref 3560288208, ref 3560288209, ref 3560288210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 3560288213, ref 3560288215, ref 3560288217, ref 3560288218</text:p>
          </table:table-cell>
          <table:table-cell office:value-type="string" calcext:value-type="string">
            <text:p><text:s/>nas terças-feiras t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% de desconto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mpoo Cheiroso 450ml </text:p>
          </table:table-cell>
          <table:table-cell office:value-type="string" calcext:value-type="string">
            <text:p>ref 2321306068</text:p>
          </table:table-cell>
          <table:table-cell office:value-type="string" calcext:value-type="string">
            <text:p><text:s/>por R</text:p>
          </table:table-cell>
          <table:table-cell office:value-type="string" calcext:value-type="string">
            <text:p>17,3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icionador Cheiroso 450ml </text:p>
          </table:table-cell>
          <table:table-cell office:value-type="string" calcext:value-type="string">
            <text:p>ref 2321306070</text:p>
          </table:table-cell>
          <table:table-cell office:value-type="string" calcext:value-type="string">
            <text:p><text:s/>por R</text:p>
          </table:table-cell>
          <table:table-cell office:value-type="string" calcext:value-type="string">
            <text:p>18,5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mpoo Cheiroso 450ml </text:p>
          </table:table-cell>
          <table:table-cell office:value-type="string" calcext:value-type="string">
            <text:p>ref 2321306068</text:p>
          </table:table-cell>
          <table:table-cell office:value-type="string" calcext:value-type="string">
            <text:p><text:s/>+ Condicionador Cheiroso 450ml </text:p>
          </table:table-cell>
          <table:table-cell office:value-type="string" calcext:value-type="string">
            <text:p>ref</text:p>
          </table:table-cell>
          <table:table-cell table:number-columns-repeated="5"/>
        </table:table-row>
        <table:table-row table:style-name="ro1">
          <table:table-cell office:value-type="float" office:value="2321306070" calcext:value-type="float">
            <text:p>2321306070</text:p>
          </table:table-cell>
          <table:table-cell office:value-type="string" calcext:value-type="string">
            <text:p><text:s/>por R</text:p>
          </table:table-cell>
          <table:table-cell office:value-type="string" calcext:value-type="string">
            <text:p>29,99;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Cadeira de praia SummerBeach</text:p>
          </table:table-cell>
          <table:table-cell office:value-type="float" office:value="49.9" calcext:value-type="float">
            <text:p>49,9</text:p>
          </table:table-cell>
          <table:table-cell office:value-type="float" office:value="6583094671" calcext:value-type="float">
            <text:p>6583094671</text:p>
          </table:table-cell>
          <table:table-cell office:value-type="string" calcext:value-type="string">
            <text:p>'00001’</text:p>
          </table:table-cell>
          <table:table-cell table:formula="of:=COM.MICROSOFT.CONCAT(&quot;('&quot;;[.A33];&quot;',&quot;;&quot;;B33;&quot;&quot;;C33;&quot;',&quot;;d33;&quot;)&quot;))" office:value-type="string" office:string-value="" calcext:value-type="error">
            <text:p>Erro: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ão de 475ml da cerveja BemGelada </text:p>
          </table:table-cell>
          <table:table-cell office:value-type="float" office:value="3.99" calcext:value-type="float">
            <text:p>3,99</text:p>
          </table:table-cell>
          <table:table-cell office:value-type="float" office:value="1745823139" calcext:value-type="float">
            <text:p>1745823139</text:p>
          </table:table-cell>
          <table:table-cell office:value-type="string" calcext:value-type="string">
            <text:p>'00001’</text:p>
          </table:table-cell>
          <table:table-cell table:formula="of:=COM.MICROSOFT.CONCAT(&quot;('&quot;;[.A34];&quot;',&quot;;&quot;'&quot;;[.B34];&quot;','&quot;;[.C34];&quot;',&quot;;[.D34];&quot;)&quot;)" office:value-type="string" office:string-value="('Latão de 475ml da cerveja BemGelada ','3,99','1745823139','00001’)" calcext:value-type="string">
            <text:p>('Latão de 475ml da cerveja BemGelada ','3,99','1745823139','00001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zza pré-pronta congelada Italianíssima 4 queijos </text:p>
          </table:table-cell>
          <table:table-cell office:value-type="float" office:value="9.9" calcext:value-type="float">
            <text:p>9,9</text:p>
          </table:table-cell>
          <table:table-cell office:value-type="float" office:value="8697836843" calcext:value-type="float">
            <text:p>8697836843</text:p>
          </table:table-cell>
          <table:table-cell office:value-type="string" calcext:value-type="string">
            <text:p>'00002’</text:p>
          </table:table-cell>
          <table:table-cell table:formula="of:=COM.MICROSOFT.CONCAT(&quot;('&quot;;[.A35];&quot;',&quot;;&quot;'&quot;;[.B35];&quot;','&quot;;[.C35];&quot;',&quot;;[.D35];&quot;)&quot;)" office:value-type="string" office:string-value="('Pizza pré-pronta congelada Italianíssima 4 queijos ','9,9','8697836843','00002’)" calcext:value-type="string">
            <text:p>('Pizza pré-pronta congelada Italianíssima 4 queijos ','9,9','8697836843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zza pré-pronta congelada calabresa</text:p>
          </table:table-cell>
          <table:table-cell office:value-type="float" office:value="9.9" calcext:value-type="float">
            <text:p>9,9</text:p>
          </table:table-cell>
          <table:table-cell office:value-type="float" office:value="8697836845" calcext:value-type="float">
            <text:p>8697836845</text:p>
          </table:table-cell>
          <table:table-cell office:value-type="string" calcext:value-type="string">
            <text:p>'00002’</text:p>
          </table:table-cell>
          <table:table-cell table:formula="of:=COM.MICROSOFT.CONCAT(&quot;('&quot;;[.A36];&quot;',&quot;;&quot;'&quot;;[.B36];&quot;','&quot;;[.C36];&quot;',&quot;;[.D36];&quot;)&quot;)" office:value-type="string" office:string-value="('Pizza pré-pronta congelada calabresa','9,9','8697836845','00002’)" calcext:value-type="string">
            <text:p>('Pizza pré-pronta congelada calabresa','9,9','8697836845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g de amendoim torrado salgado BemBom </text:p>
          </table:table-cell>
          <table:table-cell office:value-type="string" calcext:value-type="string">
            <text:p>null</text:p>
          </table:table-cell>
          <table:table-cell office:value-type="float" office:value="5130341195" calcext:value-type="float">
            <text:p>5130341195</text:p>
          </table:table-cell>
          <table:table-cell office:value-type="string" calcext:value-type="string">
            <text:p>'00002’</text:p>
          </table:table-cell>
          <table:table-cell table:formula="of:=COM.MICROSOFT.CONCAT(&quot;('&quot;;[.A37];&quot;',&quot;;&quot;'&quot;;[.B37];&quot;','&quot;;[.C37];&quot;',&quot;;[.D37];&quot;)&quot;)" office:value-type="string" office:string-value="('350g de amendoim torrado salgado BemBom ','null','5130341195','00002’)" calcext:value-type="string">
            <text:p>('350g de amendoim torrado salgado BemBom ','null','5130341195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aná Brasil 2L</text:p>
          </table:table-cell>
          <table:table-cell office:value-type="string" calcext:value-type="string">
            <text:p>null</text:p>
          </table:table-cell>
          <table:table-cell office:value-type="float" office:value="4532000427" calcext:value-type="float">
            <text:p>4532000427</text:p>
          </table:table-cell>
          <table:table-cell office:value-type="string" calcext:value-type="string">
            <text:p>'00002’</text:p>
          </table:table-cell>
          <table:table-cell table:formula="of:=COM.MICROSOFT.CONCAT(&quot;('&quot;;[.A38];&quot;',&quot;;&quot;'&quot;;[.B38];&quot;','&quot;;[.C38];&quot;',&quot;;[.D38];&quot;)&quot;)" office:value-type="string" office:string-value="('Guaraná Brasil 2L','null','4532000427','00002’)" calcext:value-type="string">
            <text:p>('Guaraná Brasil 2L','null','4532000427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igerante Cola Coca 2L </text:p>
          </table:table-cell>
          <table:table-cell office:value-type="float" office:value="6.6" calcext:value-type="float">
            <text:p>6,6</text:p>
          </table:table-cell>
          <table:table-cell office:value-type="float" office:value="4532000793" calcext:value-type="float">
            <text:p>4532000793</text:p>
          </table:table-cell>
          <table:table-cell office:value-type="string" calcext:value-type="string">
            <text:p>'00002’</text:p>
          </table:table-cell>
          <table:table-cell table:formula="of:=COM.MICROSOFT.CONCAT(&quot;('&quot;;[.A39];&quot;',&quot;;&quot;'&quot;;[.B39];&quot;','&quot;;[.C39];&quot;',&quot;;[.D39];&quot;)&quot;)" office:value-type="string" office:string-value="('Refrigerante Cola Coca 2L ','6,6','4532000793','00002’)" calcext:value-type="string">
            <text:p>('Refrigerante Cola Coca 2L ','6,6','4532000793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o de 200ml de iogurte natural DoLeite </text:p>
          </table:table-cell>
          <table:table-cell office:value-type="float" office:value="2.49" calcext:value-type="float">
            <text:p>2,49</text:p>
          </table:table-cell>
          <table:table-cell office:value-type="float" office:value="1996328810" calcext:value-type="float">
            <text:p>1996328810</text:p>
          </table:table-cell>
          <table:table-cell office:value-type="string" calcext:value-type="string">
            <text:p>'00002’</text:p>
          </table:table-cell>
          <table:table-cell table:formula="of:=COM.MICROSOFT.CONCAT(&quot;('&quot;;[.A40];&quot;',&quot;;&quot;'&quot;;[.B40];&quot;','&quot;;[.C40];&quot;',&quot;;[.D40];&quot;)&quot;)" office:value-type="string" office:string-value="('Copo de 200ml de iogurte natural DoLeite ','2,49','1996328810','00002’)" calcext:value-type="string">
            <text:p>('Copo de 200ml de iogurte natural DoLeite ','2,49','1996328810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Óleo de soja Fritare 800ml</text:p>
          </table:table-cell>
          <table:table-cell office:value-type="string" calcext:value-type="string">
            <text:p>null</text:p>
          </table:table-cell>
          <table:table-cell office:value-type="float" office:value="6682736037" calcext:value-type="float">
            <text:p>6682736037</text:p>
          </table:table-cell>
          <table:table-cell office:value-type="string" calcext:value-type="string">
            <text:p>'00002’</text:p>
          </table:table-cell>
          <table:table-cell table:formula="of:=COM.MICROSOFT.CONCAT(&quot;('&quot;;[.A41];&quot;',&quot;;&quot;'&quot;;[.B41];&quot;','&quot;;[.C41];&quot;',&quot;;[.D41];&quot;)&quot;)" office:value-type="string" office:string-value="('Óleo de soja Fritare 800ml','null','6682736037','00002’)" calcext:value-type="string">
            <text:p>('Óleo de soja Fritare 800ml','null','6682736037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gadins 1</text:p>
          </table:table-cell>
          <table:table-cell office:value-type="string" calcext:value-type="string">
            <text:p>null</text:p>
          </table:table-cell>
          <table:table-cell office:value-type="float" office:value="7740218685" calcext:value-type="float">
            <text:p>7740218685</text:p>
          </table:table-cell>
          <table:table-cell office:value-type="string" calcext:value-type="string">
            <text:p>'00002’</text:p>
          </table:table-cell>
          <table:table-cell table:formula="of:=COM.MICROSOFT.CONCAT(&quot;('&quot;;[.A42];&quot;',&quot;;&quot;'&quot;;[.B42];&quot;','&quot;;[.C42];&quot;',&quot;;[.D42];&quot;)&quot;)" office:value-type="string" office:string-value="('Salgadins 1','null','7740218685','00002’)" calcext:value-type="string">
            <text:p>('Salgadins 1','null','7740218685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gadins 2</text:p>
          </table:table-cell>
          <table:table-cell office:value-type="string" calcext:value-type="string">
            <text:p>null</text:p>
          </table:table-cell>
          <table:table-cell office:value-type="float" office:value="7740218685" calcext:value-type="float">
            <text:p>7740218685</text:p>
          </table:table-cell>
          <table:table-cell office:value-type="string" calcext:value-type="string">
            <text:p>'00002’</text:p>
          </table:table-cell>
          <table:table-cell table:formula="of:=COM.MICROSOFT.CONCAT(&quot;('&quot;;[.A43];&quot;',&quot;;&quot;'&quot;;[.B43];&quot;','&quot;;[.C43];&quot;',&quot;;[.D43];&quot;)&quot;)" office:value-type="string" office:string-value="('Salgadins 2','null','7740218685','00002’)" calcext:value-type="string">
            <text:p>('Salgadins 2','null','7740218685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gadins 3</text:p>
          </table:table-cell>
          <table:table-cell office:value-type="string" calcext:value-type="string">
            <text:p>null</text:p>
          </table:table-cell>
          <table:table-cell office:value-type="float" office:value="7740218689" calcext:value-type="float">
            <text:p>7740218689</text:p>
          </table:table-cell>
          <table:table-cell office:value-type="string" calcext:value-type="string">
            <text:p>'00002’</text:p>
          </table:table-cell>
          <table:table-cell table:formula="of:=COM.MICROSOFT.CONCAT(&quot;('&quot;;[.A44];&quot;',&quot;;&quot;'&quot;;[.B44];&quot;','&quot;;[.C44];&quot;',&quot;;[.D44];&quot;)&quot;)" office:value-type="string" office:string-value="('Salgadins 3','null','7740218689','00002’)" calcext:value-type="string">
            <text:p>('Salgadins 3','null','7740218689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gadins 4</text:p>
          </table:table-cell>
          <table:table-cell office:value-type="string" calcext:value-type="string">
            <text:p>null</text:p>
          </table:table-cell>
          <table:table-cell office:value-type="float" office:value="7740218690" calcext:value-type="float">
            <text:p>7740218690</text:p>
          </table:table-cell>
          <table:table-cell office:value-type="string" calcext:value-type="string">
            <text:p>'00002’</text:p>
          </table:table-cell>
          <table:table-cell table:formula="of:=COM.MICROSOFT.CONCAT(&quot;('&quot;;[.A45];&quot;',&quot;;&quot;'&quot;;[.B45];&quot;','&quot;;[.C45];&quot;',&quot;;[.D45];&quot;)&quot;)" office:value-type="string" office:string-value="('Salgadins 4','null','7740218690','00002’)" calcext:value-type="string">
            <text:p>('Salgadins 4','null','7740218690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gadins 5</text:p>
          </table:table-cell>
          <table:table-cell office:value-type="string" calcext:value-type="string">
            <text:p>null</text:p>
          </table:table-cell>
          <table:table-cell office:value-type="float" office:value="7740218692" calcext:value-type="float">
            <text:p>7740218692</text:p>
          </table:table-cell>
          <table:table-cell office:value-type="string" calcext:value-type="string">
            <text:p>'00002’</text:p>
          </table:table-cell>
          <table:table-cell table:formula="of:=COM.MICROSOFT.CONCAT(&quot;('&quot;;[.A46];&quot;',&quot;;&quot;'&quot;;[.B46];&quot;','&quot;;[.C46];&quot;',&quot;;[.D46];&quot;)&quot;)" office:value-type="string" office:string-value="('Salgadins 5','null','7740218692','00002’)" calcext:value-type="string">
            <text:p>('Salgadins 5','null','7740218692','00002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onete CráCrá </text:p>
          </table:table-cell>
          <table:table-cell office:value-type="float" office:value="6.45" calcext:value-type="float">
            <text:p>6,45</text:p>
          </table:table-cell>
          <table:table-cell office:value-type="float" office:value="797272814" calcext:value-type="float">
            <text:p>797272814</text:p>
          </table:table-cell>
          <table:table-cell office:value-type="string" calcext:value-type="string">
            <text:p>'00003’</text:p>
          </table:table-cell>
          <table:table-cell table:formula="of:=COM.MICROSOFT.CONCAT(&quot;('&quot;;[.A47];&quot;',&quot;;&quot;'&quot;;[.B47];&quot;','&quot;;[.C47];&quot;',&quot;;[.D47];&quot;)&quot;)" office:value-type="string" office:string-value="('Sabonete CráCrá ','6,45','797272814','00003’)" calcext:value-type="string">
            <text:p>('Sabonete CráCrá ','6,45','797272814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orvente Intimus com 35 unidades</text:p>
          </table:table-cell>
          <table:table-cell office:value-type="float" office:value="14.8" calcext:value-type="float">
            <text:p>14,8</text:p>
          </table:table-cell>
          <table:table-cell office:value-type="float" office:value="5693331880" calcext:value-type="float">
            <text:p>5693331880</text:p>
          </table:table-cell>
          <table:table-cell office:value-type="string" calcext:value-type="string">
            <text:p>'00003’</text:p>
          </table:table-cell>
          <table:table-cell table:formula="of:=COM.MICROSOFT.CONCAT(&quot;('&quot;;[.A48];&quot;',&quot;;&quot;'&quot;;[.B48];&quot;','&quot;;[.C48];&quot;',&quot;;[.D48];&quot;)&quot;)" office:value-type="string" office:string-value="('Absorvente Intimus com 35 unidades','14,8','5693331880','00003’)" calcext:value-type="string">
            <text:p>('Absorvente Intimus com 35 unidades','14,8','5693331880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Bebê 1</text:p>
          </table:table-cell>
          <table:table-cell office:value-type="string" calcext:value-type="string">
            <text:p>null</text:p>
          </table:table-cell>
          <table:table-cell office:value-type="float" office:value="3560288208" calcext:value-type="float">
            <text:p>3560288208</text:p>
          </table:table-cell>
          <table:table-cell office:value-type="string" calcext:value-type="string">
            <text:p>'00003’</text:p>
          </table:table-cell>
          <table:table-cell table:formula="of:=COM.MICROSOFT.CONCAT(&quot;('&quot;;[.A49];&quot;',&quot;;&quot;'&quot;;[.B49];&quot;','&quot;;[.C49];&quot;',&quot;;[.D49];&quot;)&quot;)" office:value-type="string" office:string-value="('MeuBebê 1','null','3560288208','00003’)" calcext:value-type="string">
            <text:p>('MeuBebê 1','null','3560288208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Bebê 2</text:p>
          </table:table-cell>
          <table:table-cell office:value-type="string" calcext:value-type="string">
            <text:p>null</text:p>
          </table:table-cell>
          <table:table-cell office:value-type="float" office:value="3560288209" calcext:value-type="float">
            <text:p>3560288209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0];&quot;',&quot;;&quot;'&quot;;[.B50];&quot;','&quot;;[.C50];&quot;',&quot;;[.D50];&quot;)&quot;)" office:value-type="string" office:string-value="('MeuBebê 2','null','3560288209','00003’)" calcext:value-type="string">
            <text:p>('MeuBebê 2','null','3560288209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Bebê 3</text:p>
          </table:table-cell>
          <table:table-cell office:value-type="string" calcext:value-type="string">
            <text:p>null</text:p>
          </table:table-cell>
          <table:table-cell office:value-type="float" office:value="3560288210" calcext:value-type="float">
            <text:p>3560288210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1];&quot;',&quot;;&quot;'&quot;;[.B51];&quot;','&quot;;[.C51];&quot;',&quot;;[.D51];&quot;)&quot;)" office:value-type="string" office:string-value="('MeuBebê 3','null','3560288210','00003’)" calcext:value-type="string">
            <text:p>('MeuBebê 3','null','3560288210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Bebê 4</text:p>
          </table:table-cell>
          <table:table-cell office:value-type="string" calcext:value-type="string">
            <text:p>null</text:p>
          </table:table-cell>
          <table:table-cell office:value-type="float" office:value="3560288213" calcext:value-type="float">
            <text:p>3560288213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2];&quot;',&quot;;&quot;'&quot;;[.B52];&quot;','&quot;;[.C52];&quot;',&quot;;[.D52];&quot;)&quot;)" office:value-type="string" office:string-value="('MeuBebê 4','null','3560288213','00003’)" calcext:value-type="string">
            <text:p>('MeuBebê 4','null','3560288213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Bebê 5</text:p>
          </table:table-cell>
          <table:table-cell office:value-type="string" calcext:value-type="string">
            <text:p>null</text:p>
          </table:table-cell>
          <table:table-cell office:value-type="float" office:value="3560288215" calcext:value-type="float">
            <text:p>3560288215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3];&quot;',&quot;;&quot;'&quot;;[.B53];&quot;','&quot;;[.C53];&quot;',&quot;;[.D53];&quot;)&quot;)" office:value-type="string" office:string-value="('MeuBebê 5','null','3560288215','00003’)" calcext:value-type="string">
            <text:p>('MeuBebê 5','null','3560288215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Bebê 6</text:p>
          </table:table-cell>
          <table:table-cell office:value-type="string" calcext:value-type="string">
            <text:p>null</text:p>
          </table:table-cell>
          <table:table-cell office:value-type="float" office:value="3560288217" calcext:value-type="float">
            <text:p>3560288217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4];&quot;',&quot;;&quot;'&quot;;[.B54];&quot;','&quot;;[.C54];&quot;',&quot;;[.D54];&quot;)&quot;)" office:value-type="string" office:string-value="('MeuBebê 6','null','3560288217','00003’)" calcext:value-type="string">
            <text:p>('MeuBebê 6','null','3560288217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Bebê 7</text:p>
          </table:table-cell>
          <table:table-cell office:value-type="string" calcext:value-type="string">
            <text:p>null</text:p>
          </table:table-cell>
          <table:table-cell office:value-type="float" office:value="3560288218" calcext:value-type="float">
            <text:p>3560288218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5];&quot;',&quot;;&quot;'&quot;;[.B55];&quot;','&quot;;[.C55];&quot;',&quot;;[.D55];&quot;)&quot;)" office:value-type="string" office:string-value="('MeuBebê 7','null','3560288218','00003’)" calcext:value-type="string">
            <text:p>('MeuBebê 7','null','3560288218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mpoo Cheiroso 450ml </text:p>
          </table:table-cell>
          <table:table-cell office:value-type="float" office:value="17.3" calcext:value-type="float">
            <text:p>17,3</text:p>
          </table:table-cell>
          <table:table-cell office:value-type="float" office:value="2321306068" calcext:value-type="float">
            <text:p>2321306068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6];&quot;',&quot;;&quot;'&quot;;[.B56];&quot;','&quot;;[.H86];&quot;',&quot;;[.D56];&quot;)&quot;)" office:value-type="string" office:string-value="('Shampoo Cheiroso 450ml ','17,3','2321306068','00003’)" calcext:value-type="string">
            <text:p>('Shampoo Cheiroso 450ml ','17,3','2321306068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icionador Cheiroso 450ml </text:p>
          </table:table-cell>
          <table:table-cell office:value-type="float" office:value="18.55" calcext:value-type="float">
            <text:p>18,55</text:p>
          </table:table-cell>
          <table:table-cell office:value-type="float" office:value="2321306070" calcext:value-type="float">
            <text:p>2321306070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7];&quot;',&quot;;&quot;'&quot;;[.B57];&quot;','&quot;;[.C57];&quot;',&quot;;[.D57];&quot;)&quot;)" office:value-type="string" office:string-value="('Condicionador Cheiroso 450ml ','18,55','2321306070','00003’)" calcext:value-type="string">
            <text:p>('Condicionador Cheiroso 450ml ','18,55','2321306070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mpoo Cheiroso 450ml </text:p>
          </table:table-cell>
          <table:table-cell office:value-type="string" calcext:value-type="string">
            <text:p>null</text:p>
          </table:table-cell>
          <table:table-cell office:value-type="float" office:value="2321306068" calcext:value-type="float">
            <text:p>2321306068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8];&quot;',&quot;;&quot;'&quot;;[.B58];&quot;','&quot;;[.C58];&quot;',&quot;;[.D58];&quot;)&quot;)" office:value-type="string" office:string-value="('Shampoo Cheiroso 450ml ','null','2321306068','00003’)" calcext:value-type="string">
            <text:p>('Shampoo Cheiroso 450ml ','null','2321306068','00003’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Condicionador Cheiroso</text:p>
          </table:table-cell>
          <table:table-cell office:value-type="string" calcext:value-type="string">
            <text:p>null</text:p>
          </table:table-cell>
          <table:table-cell office:value-type="float" office:value="2321306070" calcext:value-type="float">
            <text:p>2321306070</text:p>
          </table:table-cell>
          <table:table-cell office:value-type="string" calcext:value-type="string">
            <text:p>'00003’</text:p>
          </table:table-cell>
          <table:table-cell table:formula="of:=COM.MICROSOFT.CONCAT(&quot;('&quot;;[.A59];&quot;',&quot;;&quot;'&quot;;[.B59];&quot;','&quot;;[.C59];&quot;',&quot;;[.D59];&quot;)&quot;)" office:value-type="string" office:string-value="(' Condicionador Cheiroso','null','2321306070','00003’)" calcext:value-type="string">
            <text:p>(' Condicionador Cheiroso','null','2321306070','00003’)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 calcext:value-type="string">
            <text:p>(‘00001’ , '12345678901234'),</text:p>
          </table:table-cell>
          <table:table-cell office:value-type="string" calcext:value-type="string">
            <text:p>Pelotas</text:p>
          </table:table-cell>
          <table:table-cell table:number-columns-repeated="3"/>
          <table:table-cell table:style-name="ce5" office:value-type="string" calcext:value-type="string">
            <text:p>'00001'</text:p>
          </table:table-cell>
          <table:table-cell office:value-type="string" calcext:value-type="string">
            <text:p>Cartão de Credito CompreCompreComp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‘00002’ , '12345678901234'),</text:p>
          </table:table-cell>
          <table:table-cell table:number-columns-repeated="4"/>
          <table:table-cell table:style-name="ce5"/>
          <table:table-cell office:value-type="string" calcext:value-type="string">
            <text:p>dinhei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‘00003’ , '12345678901234'),</text:p>
          </table:table-cell>
          <table:table-cell table:number-columns-repeated="4"/>
          <table:table-cell table:style-name="ce5" office:value-type="string" calcext:value-type="string">
            <text:p>'00003'</text:p>
          </table:table-cell>
          <table:table-cell office:value-type="string" calcext:value-type="string">
            <text:p>Debit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1">(‘00001’ , '</text:span><text:span text:style-name="T2">12345678901235</text:span>'),</text:p>
          </table:table-cell>
          <table:table-cell office:value-type="string" calcext:value-type="string">
            <text:p>Rio Grande </text:p>
          </table:table-cell>
          <table:table-cell table:number-columns-repeated="3"/>
          <table:table-cell table:style-name="ce5" office:value-type="string" calcext:value-type="string">
            <text:p>'00004'</text:p>
          </table:table-cell>
          <table:table-cell office:value-type="string" calcext:value-type="string">
            <text:p>Cred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‘00002’ , '12345678901235'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‘00003’ , '12345678901235'),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<text:span text:style-name="T1">(‘00001’ , '</text:span><text:span text:style-name="T2">12345678901236</text:span>'),</text:p>
          </table:table-cell>
          <table:table-cell office:value-type="string" calcext:value-type="string">
            <text:p>São José do Nor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‘00002’ , '12345678901236'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‘00003’ , '12345678901236'),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2" office:value-type="string" calcext:value-type="string">
            <text:p>nomepromo</text:p>
          </table:table-cell>
          <table:table-cell table:style-name="ce3" office:value-type="string" calcext:value-type="string">
            <text:p>codigopromo</text:p>
          </table:table-cell>
          <table:table-cell table:style-name="ce2" office:value-type="string" calcext:value-type="string">
            <text:p>descricao</text:p>
          </table:table-cell>
          <table:table-cell table:style-name="ce7" office:value-type="string" calcext:value-type="string">
            <text:p><text:span text:style-name="T4">precopromo</text:span></text:p>
          </table:table-cell>
          <table:table-cell table:style-name="ce2" office:value-type="string" calcext:value-type="string">
            <text:p>datainiciopromo</text:p>
          </table:table-cell>
          <table:table-cell table:style-name="ce2" office:value-type="string" calcext:value-type="string">
            <text:p>datafimpromo</text:p>
          </table:table-cell>
          <table:table-cell table:style-name="ce2" office:value-type="string" calcext:value-type="string">
            <text:p>meiodepagamento</text:p>
          </table:table-cell>
          <table:table-cell table:style-name="ce2" office:value-type="string" calcext:value-type="string">
            <text:p>produto</text:p>
          </table:table-cell>
          <table:table-cell/>
        </table:table-row>
        <table:table-row table:style-name="ro2">
          <table:table-cell office:value-type="string" calcext:value-type="string">
            <text:p>Promoção Cadeira de praia SummerBeach</text:p>
          </table:table-cell>
          <table:table-cell office:value-type="string" calcext:value-type="string">
            <text:p>'00001'</text:p>
          </table:table-cell>
          <table:table-cell office:value-type="string" calcext:value-type="string">
            <text:p>De 49,90 por 33,80</text:p>
          </table:table-cell>
          <table:table-cell office:value-type="float" office:value="33.8" calcext:value-type="float">
            <text:p>33,8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table:style-name="ce5" office:value-type="string" calcext:value-type="string">
            <text:p>'00001'</text:p>
          </table:table-cell>
          <table:table-cell office:value-type="float" office:value="6583094671" calcext:value-type="float">
            <text:p>6583094671</text:p>
          </table:table-cell>
          <table:table-cell table:formula="of:=COM.MICROSOFT.CONCAT(&quot;('&quot;;[.A75];&quot;',&quot;;[.B75];&quot;,'&quot;;[.C75];&quot;','&quot;;[.D75];&quot;','&quot;;[.E75];&quot;','&quot;;[.F75];&quot;,&quot;;[.G75];&quot;,'&quot;;[.H75];&quot;')&quot;)" office:value-type="string" office:string-value="('Promoção Cadeira de praia SummerBeach','00001','De 49,90 por 33,80','33,8','44228','44255,'00001','6583094671')" calcext:value-type="string">
            <text:p>('Promoção Cadeira de praia SummerBeach','00001','De 49,90 por 33,80','33,8','44228','44255,'00001','6583094671')</text:p>
          </table:table-cell>
        </table:table-row>
        <table:table-row table:style-name="ro1">
          <table:table-cell office:value-type="string" calcext:value-type="string">
            <text:p>Promoção Latão de 475ml da cerveja BemGelada</text:p>
          </table:table-cell>
          <table:table-cell office:value-type="string" calcext:value-type="string">
            <text:p>'00002'</text:p>
          </table:table-cell>
          <table:table-cell office:value-type="string" calcext:value-type="string">
            <text:p>A cada 6 unidades ganha um pacote de 350g de amendoim torrado salgado BemBom</text:p>
          </table:table-cell>
          <table:table-cell table:formula="of:=3.99*6" office:value-type="float" office:value="23.94" calcext:value-type="float">
            <text:p>23,94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76];&quot;',&quot;;[.B76];&quot;,'&quot;;[.C76];&quot;','&quot;;[.D76];&quot;','&quot;;[.E76];&quot;','&quot;;[.F76];&quot;,'&quot;;[.G76];&quot;','&quot;;[.C34];&quot;')&quot;)" office:value-type="string" office:string-value="('Promoção Latão de 475ml da cerveja BemGelada','00002','A cada 6 unidades ganha um pacote de 350g de amendoim torrado salgado BemBom','23,94','44228','44255,'NULL','1745823139')" calcext:value-type="string">
            <text:p>('Promoção Latão de 475ml da cerveja BemGelada','00002','A cada 6 unidades ganha um pacote de 350g de amendoim torrado salgado BemBom','23,94','44228','44255,'NULL','1745823139')</text:p>
          </table:table-cell>
        </table:table-row>
        <table:table-row table:style-name="ro1">
          <table:table-cell office:value-type="string" calcext:value-type="string">
            <text:p>Promoção Pizza pré-pronta congelada Italianíssima 4 queijos</text:p>
          </table:table-cell>
          <table:table-cell office:value-type="string" calcext:value-type="string">
            <text:p>'00003'</text:p>
          </table:table-cell>
          <table:table-cell office:value-type="string" calcext:value-type="string">
            <text:p>a cada 2 unidades um refrigerante Guaraná Brasil 2L sai por 0,10</text:p>
          </table:table-cell>
          <table:table-cell office:value-type="float" office:value="19.9" calcext:value-type="float">
            <text:p>19,9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77];&quot;',&quot;;[.B77];&quot;,'&quot;;[.C77];&quot;','&quot;;[.D77];&quot;','&quot;;[.E77];&quot;','&quot;;[.F77];&quot;,'&quot;;[.G77];&quot;','&quot;;[.C35];&quot;')&quot;)" office:value-type="string" office:string-value="('Promoção Pizza pré-pronta congelada Italianíssima 4 queijos','00003','a cada 2 unidades um refrigerante Guaraná Brasil 2L sai por 0,10','19,9','44228','44255,'NULL','8697836843')" calcext:value-type="string">
            <text:p>('Promoção Pizza pré-pronta congelada Italianíssima 4 queijos','00003','a cada 2 unidades um refrigerante Guaraná Brasil 2L sai por 0,10','19,9','44228','44255,'NULL','8697836843')</text:p>
          </table:table-cell>
        </table:table-row>
        <table:table-row table:style-name="ro1">
          <table:table-cell office:value-type="string" calcext:value-type="string">
            <text:p>Promoção Pizza pré-pronta congelada Italianíssima Calabresa</text:p>
          </table:table-cell>
          <table:table-cell office:value-type="string" calcext:value-type="string">
            <text:p>'00004'</text:p>
          </table:table-cell>
          <table:table-cell office:value-type="string" calcext:value-type="string">
            <text:p>a cada 2 unidades um refrigerante Guaraná Brasil 2L sai por 0,11</text:p>
          </table:table-cell>
          <table:table-cell office:value-type="float" office:value="19.9" calcext:value-type="float">
            <text:p>19,9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78];&quot;',&quot;;[.B78];&quot;,'&quot;;[.C78];&quot;','&quot;;[.D78];&quot;','&quot;;[.E78];&quot;','&quot;;[.F78];&quot;,'&quot;;[.G78];&quot;','&quot;;[.C36];&quot;')&quot;)" office:value-type="string" office:string-value="('Promoção Pizza pré-pronta congelada Italianíssima Calabresa','00004','a cada 2 unidades um refrigerante Guaraná Brasil 2L sai por 0,11','19,9','44228','44255,'NULL','8697836845')" calcext:value-type="string">
            <text:p>('Promoção Pizza pré-pronta congelada Italianíssima Calabresa','00004','a cada 2 unidades um refrigerante Guaraná Brasil 2L sai por 0,11','19,9','44228','44255,'NULL','8697836845')</text:p>
          </table:table-cell>
        </table:table-row>
        <table:table-row table:style-name="ro3">
          <table:table-cell office:value-type="string" calcext:value-type="string">
            <text:p>Promoção Refrigerante Cola Coca 2L </text:p>
          </table:table-cell>
          <table:table-cell office:value-type="string" calcext:value-type="string">
            <text:p>'00005'</text:p>
          </table:table-cell>
          <table:table-cell table:style-name="ce5" office:value-type="string" calcext:value-type="string">
            <text:p><text:span text:style-name="T3">ganhe 20% de desconto no cartão CompreCompreCompre no dia do seu aniversário</text:span></text:p>
          </table:table-cell>
          <table:table-cell table:formula="of:=6.6*0.8" office:value-type="float" office:value="5.28" calcext:value-type="float">
            <text:p>5,28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table:style-name="ce5" office:value-type="string" calcext:value-type="string">
            <text:p>'00001'</text:p>
          </table:table-cell>
          <table:table-cell/>
          <table:table-cell table:formula="of:=COM.MICROSOFT.CONCAT(&quot;('&quot;;[.A79];&quot;',&quot;;[.B79];&quot;,'&quot;;[.C79];&quot;','&quot;;[.D79];&quot;','&quot;;[.E79];&quot;','&quot;;[.F79];&quot;,&quot;;[.G79];&quot;,'&quot;;[.C39];&quot;')&quot;)" office:value-type="string" office:string-value="('Promoção Refrigerante Cola Coca 2L ','00005','ganhe 20% de desconto no cartão CompreCompreCompre no dia do seu aniversário','5,28','44228','44255,'00001','4532000793')" calcext:value-type="string">
            <text:p>('Promoção Refrigerante Cola Coca 2L ','00005','ganhe 20% de desconto no cartão CompreCompreCompre no dia do seu aniversário','5,28','44228','44255,'00001','4532000793')</text:p>
          </table:table-cell>
        </table:table-row>
        <table:table-row table:style-name="ro4">
          <table:table-cell office:value-type="string" calcext:value-type="string">
            <text:p>Promoção Copo de 200ml de iogurte natural DoLeite</text:p>
          </table:table-cell>
          <table:table-cell office:value-type="string" calcext:value-type="string">
            <text:p>'00006'</text:p>
          </table:table-cell>
          <table:table-cell table:style-name="ce6" office:value-type="string" calcext:value-type="string">
            <text:p>desconto de 50% a 3 ou menos dias do vencimento</text:p>
          </table:table-cell>
          <table:table-cell office:value-type="float" office:value="1.25" calcext:value-type="float">
            <text:p>1,25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80];&quot;',&quot;;[.B80];&quot;,'&quot;;[.C80];&quot;','&quot;;[.D80];&quot;','&quot;;[.E80];&quot;','&quot;;[.F80];&quot;,'&quot;;[.G80];&quot;','&quot;;[.C40];&quot;')&quot;)" office:value-type="string" office:string-value="('Promoção Copo de 200ml de iogurte natural DoLeite','00006','desconto de 50% a 3 ou menos dias do vencimento','1,25','44228','44255,'NULL','1996328810')" calcext:value-type="string">
            <text:p>('Promoção Copo de 200ml de iogurte natural DoLeite','00006','desconto de 50% a 3 ou menos dias do vencimento','1,25','44228','44255,'NULL','1996328810')</text:p>
          </table:table-cell>
        </table:table-row>
        <table:table-row table:style-name="ro4">
          <table:table-cell office:value-type="string" calcext:value-type="string">
            <text:p>Promoção Óleo de soja Fritare 800ml </text:p>
          </table:table-cell>
          <table:table-cell office:value-type="string" calcext:value-type="string">
            <text:p>'00007'</text:p>
          </table:table-cell>
          <table:table-cell table:style-name="ce6" office:value-type="string" calcext:value-type="string">
            <text:p>promoção válida apenas para os dias 15 e 16/02, máximo de 6 unidades por cliente</text:p>
          </table:table-cell>
          <table:table-cell office:value-type="float" office:value="5.99" calcext:value-type="float">
            <text:p>5,99</text:p>
          </table:table-cell>
          <table:table-cell table:style-name="ce9" office:value-type="date" office:date-value="2021-02-15" calcext:value-type="date">
            <text:p>15/02/21</text:p>
          </table:table-cell>
          <table:table-cell table:style-name="ce9" office:value-type="date" office:date-value="2021-02-16" calcext:value-type="date">
            <text:p>16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81];&quot;',&quot;;[.B81];&quot;,'&quot;;[.C81];&quot;','&quot;;[.D81];&quot;','&quot;;[.E81];&quot;','&quot;;[.F81];&quot;,'&quot;;[.G81];&quot;','&quot;;[.C41];&quot;')&quot;)" office:value-type="string" office:string-value="('Promoção Óleo de soja Fritare 800ml ','00007','promoção válida apenas para os dias 15 e 16/02, máximo de 6 unidades por cliente','5,99','44242','44243,'NULL','6682736037')" calcext:value-type="string">
            <text:p>('Promoção Óleo de soja Fritare 800ml ','00007','promoção válida apenas para os dias 15 e 16/02, máximo de 6 unidades por cliente','5,99','44242','44243,'NULL','6682736037')</text:p>
          </table:table-cell>
        </table:table-row>
        <table:table-row table:style-name="ro1">
          <table:table-cell office:value-type="string" calcext:value-type="string">
            <text:p>Promoção Marca Salgadins</text:p>
          </table:table-cell>
          <table:table-cell office:value-type="string" calcext:value-type="string">
            <text:p>'00008'</text:p>
          </table:table-cell>
          <table:table-cell office:value-type="string" calcext:value-type="string">
            <text:p>Leve 3 produtos da marca Salgadins </text:p>
          </table:table-cell>
          <table:table-cell office:value-type="string" calcext:value-type="string">
            <text:p>NULL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82];&quot;',&quot;;[.B82];&quot;,'&quot;;[.C82];&quot;','&quot;;[.D82];&quot;','&quot;;[.E82];&quot;','&quot;;[.F82];&quot;,'&quot;;[.G82];&quot;','&quot;;[.C42];&quot;')&quot;)" office:value-type="string" office:string-value="('Promoção Marca Salgadins','00008','Leve 3 produtos da marca Salgadins ','NULL','44228','44255,'NULL','7740218685')" calcext:value-type="string">
            <text:p>('Promoção Marca Salgadins','00008','Leve 3 produtos da marca Salgadins ','NULL','44228','44255,'NULL','7740218685')</text:p>
          </table:table-cell>
        </table:table-row>
        <table:table-row table:style-name="ro1">
          <table:table-cell office:value-type="string" calcext:value-type="string">
            <text:p>Promoção Sabonete CráCrá</text:p>
          </table:table-cell>
          <table:table-cell office:value-type="string" calcext:value-type="string">
            <text:p>'00009'</text:p>
          </table:table-cell>
          <table:table-cell office:value-type="string" calcext:value-type="string">
            <text:p>leve 3 pague 2;</text:p>
          </table:table-cell>
          <table:table-cell table:formula="of:=6.45*2" office:value-type="float" office:value="12.9" calcext:value-type="float">
            <text:p>12,9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83];&quot;',&quot;;[.B83];&quot;,'&quot;;[.C83];&quot;','&quot;;[.D83];&quot;','&quot;;[.E83];&quot;','&quot;;[.F83];&quot;,'&quot;;[.G83];&quot;','0&quot;;[.C47];&quot;')&quot;)" office:value-type="string" office:string-value="('Promoção Sabonete CráCrá','00009','leve 3 pague 2;','12,9','44228','44255,'NULL','0797272814')" calcext:value-type="string">
            <text:p>('Promoção Sabonete CráCrá','00009','leve 3 pague 2;','12,9','44228','44255,'NULL','0797272814')</text:p>
          </table:table-cell>
        </table:table-row>
        <table:table-row table:style-name="ro4">
          <table:table-cell office:value-type="string" calcext:value-type="string">
            <text:p>Promoção Absorvente Intimus com 35 unidades</text:p>
          </table:table-cell>
          <table:table-cell office:value-type="string" calcext:value-type="string">
            <text:p>'00010'</text:p>
          </table:table-cell>
          <table:table-cell table:style-name="ce6" office:value-type="string" calcext:value-type="string">
            <text:p>leve 3 ganhe 15% de desconto</text:p>
          </table:table-cell>
          <table:table-cell table:formula="of:=14.8*3*0.85" office:value-type="float" office:value="37.74" calcext:value-type="float">
            <text:p>37,74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84];&quot;',&quot;;[.B84];&quot;,'&quot;;[.C84];&quot;','&quot;;[.D84];&quot;','&quot;;[.E84];&quot;','&quot;;[.F84];&quot;,'&quot;;[.G84];&quot;','&quot;;[.C48];&quot;')&quot;)" office:value-type="string" office:string-value="('Promoção Absorvente Intimus com 35 unidades','00010','leve 3 ganhe 15% de desconto','37,74','44228','44255,'NULL','5693331880')" calcext:value-type="string">
            <text:p>('Promoção Absorvente Intimus com 35 unidades','00010','leve 3 ganhe 15% de desconto','37,74','44228','44255,'NULL','5693331880')</text:p>
          </table:table-cell>
        </table:table-row>
        <table:table-row table:style-name="ro4">
          <table:table-cell office:value-type="string" calcext:value-type="string">
            <text:p>Promoção marca MeuBebê</text:p>
          </table:table-cell>
          <table:table-cell office:value-type="string" calcext:value-type="string">
            <text:p>'00011'</text:p>
          </table:table-cell>
          <table:table-cell table:style-name="ce6" office:value-type="string" calcext:value-type="string">
            <text:p>nas terças-feiras tem 10% de desconto</text:p>
          </table:table-cell>
          <table:table-cell office:value-type="string" calcext:value-type="string">
            <text:p>NULL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85];&quot;',&quot;;[.B85];&quot;,'&quot;;[.C85];&quot;','&quot;;[.D85];&quot;','&quot;;[.E85];&quot;','&quot;;[.F85];&quot;,'&quot;;[.G85];&quot;','&quot;;[.C49];&quot;')&quot;)" office:value-type="string" office:string-value="('Promoção marca MeuBebê','00011','nas terças-feiras tem 10% de desconto','NULL','44228','44255,'NULL','3560288208')" calcext:value-type="string">
            <text:p>('Promoção marca MeuBebê','00011','nas terças-feiras tem 10% de desconto','NULL','44228','44255,'NULL','3560288208')</text:p>
          </table:table-cell>
        </table:table-row>
        <table:table-row table:style-name="ro1">
          <table:table-cell office:value-type="string" calcext:value-type="string">
            <text:p>Promoção Shampoo Cheiroso 450ml </text:p>
          </table:table-cell>
          <table:table-cell office:value-type="string" calcext:value-type="string">
            <text:p>'00012'</text:p>
          </table:table-cell>
          <table:table-cell office:value-type="string" calcext:value-type="string">
            <text:p>com desconto</text:p>
          </table:table-cell>
          <table:table-cell office:value-type="float" office:value="17.3" calcext:value-type="float">
            <text:p>17,3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 office:value-type="float" office:value="2321306068" calcext:value-type="float">
            <text:p>2321306068</text:p>
          </table:table-cell>
          <table:table-cell table:formula="of:=COM.MICROSOFT.CONCAT(&quot;('&quot;;[.A86];&quot;',&quot;;[.B86];&quot;,'&quot;;[.C86];&quot;','&quot;;[.D86];&quot;','&quot;;[.E86];&quot;','&quot;;[.F86];&quot;,'&quot;;[.G86];&quot;','&quot;;[.H86];&quot;')&quot;)" office:value-type="string" office:string-value="('Promoção Shampoo Cheiroso 450ml ','00012','com desconto','17,3','44228','44255,'NULL','2321306068')" calcext:value-type="string">
            <text:p>('Promoção Shampoo Cheiroso 450ml ','00012','com desconto','17,3','44228','44255,'NULL','2321306068')</text:p>
          </table:table-cell>
        </table:table-row>
        <table:table-row table:style-name="ro1">
          <table:table-cell office:value-type="string" calcext:value-type="string">
            <text:p>Promoção Condicionador Cheiroso 450ml</text:p>
          </table:table-cell>
          <table:table-cell office:value-type="string" calcext:value-type="string">
            <text:p>'00013'</text:p>
          </table:table-cell>
          <table:table-cell office:value-type="string" calcext:value-type="string">
            <text:p>com desconto</text:p>
          </table:table-cell>
          <table:table-cell office:value-type="float" office:value="18.55" calcext:value-type="float">
            <text:p>18,55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87];&quot;',&quot;;[.B87];&quot;,'&quot;;[.C87];&quot;','&quot;;[.D87];&quot;','&quot;;[.E87];&quot;','&quot;;[.F87];&quot;,'&quot;;[.G87];&quot;','&quot;;[.C58];&quot;')&quot;)" office:value-type="string" office:string-value="('Promoção Condicionador Cheiroso 450ml','00013','com desconto','18,55','44228','44255,'NULL','2321306068')" calcext:value-type="string">
            <text:p>('Promoção Condicionador Cheiroso 450ml','00013','com desconto','18,55','44228','44255,'NULL','2321306068')</text:p>
          </table:table-cell>
        </table:table-row>
        <table:table-row table:style-name="ro1">
          <table:table-cell office:value-type="string" calcext:value-type="string">
            <text:p>Promoção <text:s/>Shampoo Cheiroso 450ml + Condicionador Cheiroso 450ml </text:p>
          </table:table-cell>
          <table:table-cell office:value-type="string" calcext:value-type="string">
            <text:p>'00014'</text:p>
          </table:table-cell>
          <table:table-cell office:value-type="string" calcext:value-type="string">
            <text:p>com desconto</text:p>
          </table:table-cell>
          <table:table-cell office:value-type="float" office:value="29.99" calcext:value-type="float">
            <text:p>29,99</text:p>
          </table:table-cell>
          <table:table-cell table:style-name="ce8" office:value-type="date" office:date-value="2021-02-01" calcext:value-type="date">
            <text:p>01/02/21</text:p>
          </table:table-cell>
          <table:table-cell table:style-name="ce8" office:value-type="date" office:date-value="2021-02-28" calcext:value-type="date">
            <text:p>28/02/21</text:p>
          </table:table-cell>
          <table:table-cell office:value-type="string" calcext:value-type="string">
            <text:p>NULL</text:p>
          </table:table-cell>
          <table:table-cell/>
          <table:table-cell table:formula="of:=COM.MICROSOFT.CONCAT(&quot;('&quot;;[.A88];&quot;',&quot;;[.B88];&quot;,'&quot;;[.C88];&quot;','&quot;;[.D88];&quot;','&quot;;[.E88];&quot;','&quot;;[.F88];&quot;,'&quot;;[.G88];&quot;','&quot;;[.C59];&quot;')&quot;)" office:value-type="string" office:string-value="('Promoção  Shampoo Cheiroso 450ml + Condicionador Cheiroso 450ml ','00014','com desconto','29,99','44228','44255,'NULL','2321306070')" calcext:value-type="string">
            <text:p>('Promoção <text:s/>Shampoo Cheiroso 450ml + Condicionador Cheiroso 450ml ','00014','com desconto','29,99','44228','44255,'NULL','2321306070')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('Promoção Cadeira de praia SummerBeach','00001','De 49,90 por 33,80','33,8','44228','44255,'00001','6583094671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Latão de 475ml da cerveja BemGelada','00002','A cada 6 unidades ganha um pacote de 350g de amendoim torrado salgado BemBom','23,94','44228','44255,'NULL','1745823139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Pizza pré-pronta congelada Italianíssima 4 queijos','00003','a cada 2 unidades um refrigerante Guaraná Brasil 2L sai por 0,10','19,9','44228','44255,'NULL','8697836843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Pizza pré-pronta congelada Italianíssima Calabresa','00004','a cada 2 unidades um refrigerante Guaraná Brasil 2L sai por 0,11','19,9','44228','44255,'NULL','8697836845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Refrigerante Cola Coca 2L ','00005','ganhe 20% de desconto no cartão CompreCompreCompre no dia do seu aniversário','5,28','44228','44255,'00001','4532000793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Copo de 200ml de iogurte natural DoLeite','00006','desconto de 50% a 3 ou menos dias do vencimento','1,25','44228','44255,'NULL','1996328810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Óleo de soja Fritare 800ml ','00007','promoção válida apenas para os dias 15 e 16/02, máximo de 6 unidades por cliente','5,99','44242','44243,'NULL','6682736037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Marca Salgadins','00008','Leve 3 produtos da marca Salgadins ','NULL','44228','44255,'NULL','7740218685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Sabonete CráCrá','00009','leve 3 pague 2;','12,9','44228','44255,'NULL','0797272814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Absorvente Intimus com 35 unidades','00010','leve 3 ganhe 15% de desconto','37,74','44228','44255,'NULL','5693331880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marca MeuBebê','00011','nas terças-feiras tem 10% de desconto','NULL','44228','44255,'NULL','3560288208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Shampoo Cheiroso 450ml ','00012','com desconto','17,3','44228','44255,'NULL','2321306068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Condicionador Cheiroso 450ml','00013','com desconto','18,55','44228','44255,'NULL','2321306068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Promoção <text:s/>Shampoo Cheiroso 450ml + Condicionador Cheiroso 450ml ','00014','com desconto','29,99','44228','44255,'NULL','2321306070')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'00001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10];&quot;,'&quot;;[.B110];&quot;')&quot;)" office:value-type="string" office:string-value="('00001','12345678901235')" calcext:value-type="string">
            <text:p>('00001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1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11];&quot;,'&quot;;[.B111];&quot;')&quot;)" office:value-type="string" office:string-value="('00001','12345678901236')" calcext:value-type="string">
            <text:p>('00001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2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12];&quot;,'&quot;;[.B112];&quot;')&quot;)" office:value-type="string" office:string-value="('00002','12345678901235')" calcext:value-type="string">
            <text:p>('00002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3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13];&quot;,'&quot;;[.B113];&quot;')&quot;)" office:value-type="string" office:string-value="('00003','12345678901235')" calcext:value-type="string">
            <text:p>('00003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4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14];&quot;,'&quot;;[.B114];&quot;')&quot;)" office:value-type="string" office:string-value="('00004','12345678901235')" calcext:value-type="string">
            <text:p>('00004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5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15];&quot;,'&quot;;[.B115];&quot;')&quot;)" office:value-type="string" office:string-value="('00005','12345678901235')" calcext:value-type="string">
            <text:p>('00005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6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16];&quot;,'&quot;;[.B116];&quot;')&quot;)" office:value-type="string" office:string-value="('00006','12345678901235')" calcext:value-type="string">
            <text:p>('00006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7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17];&quot;,'&quot;;[.B117];&quot;')&quot;)" office:value-type="string" office:string-value="('00007','12345678901235')" calcext:value-type="string">
            <text:p>('00007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8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18];&quot;,'&quot;;[.B118];&quot;')&quot;)" office:value-type="string" office:string-value="('00008','12345678901235')" calcext:value-type="string">
            <text:p>('00008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9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19];&quot;,'&quot;;[.B119];&quot;')&quot;)" office:value-type="string" office:string-value="('00009','12345678901235')" calcext:value-type="string">
            <text:p>('00009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0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20];&quot;,'&quot;;[.B120];&quot;')&quot;)" office:value-type="string" office:string-value="('00010','12345678901235')" calcext:value-type="string">
            <text:p>('00010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1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21];&quot;,'&quot;;[.B121];&quot;')&quot;)" office:value-type="string" office:string-value="('00011','12345678901235')" calcext:value-type="string">
            <text:p>('00011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2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22];&quot;,'&quot;;[.B122];&quot;')&quot;)" office:value-type="string" office:string-value="('00012','12345678901235')" calcext:value-type="string">
            <text:p>('00012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3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23];&quot;,'&quot;;[.B123];&quot;')&quot;)" office:value-type="string" office:string-value="('00013','12345678901235')" calcext:value-type="string">
            <text:p>('00013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4'</text:p>
          </table:table-cell>
          <table:table-cell table:style-name="ce4" office:value-type="float" office:value="12345678901235" calcext:value-type="float">
            <text:p>12345678901235</text:p>
          </table:table-cell>
          <table:table-cell table:number-columns-repeated="2"/>
          <table:table-cell table:formula="of:=COM.MICROSOFT.CONCAT(&quot;(&quot;;[.A124];&quot;,'&quot;;[.B124];&quot;')&quot;)" office:value-type="string" office:string-value="('00014','12345678901235')" calcext:value-type="string">
            <text:p>('00014','12345678901235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2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25];&quot;,'&quot;;[.B125];&quot;')&quot;)" office:value-type="string" office:string-value="('00002','12345678901236')" calcext:value-type="string">
            <text:p>('00002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3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26];&quot;,'&quot;;[.B126];&quot;')&quot;)" office:value-type="string" office:string-value="('00003','12345678901236')" calcext:value-type="string">
            <text:p>('00003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4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27];&quot;,'&quot;;[.B127];&quot;')&quot;)" office:value-type="string" office:string-value="('00004','12345678901236')" calcext:value-type="string">
            <text:p>('00004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5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28];&quot;,'&quot;;[.B128];&quot;')&quot;)" office:value-type="string" office:string-value="('00005','12345678901236')" calcext:value-type="string">
            <text:p>('00005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6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29];&quot;,'&quot;;[.B129];&quot;')&quot;)" office:value-type="string" office:string-value="('00006','12345678901236')" calcext:value-type="string">
            <text:p>('00006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7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30];&quot;,'&quot;;[.B130];&quot;')&quot;)" office:value-type="string" office:string-value="('00007','12345678901236')" calcext:value-type="string">
            <text:p>('00007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8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31];&quot;,'&quot;;[.B131];&quot;')&quot;)" office:value-type="string" office:string-value="('00008','12345678901236')" calcext:value-type="string">
            <text:p>('00008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9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32];&quot;,'&quot;;[.B132];&quot;')&quot;)" office:value-type="string" office:string-value="('00009','12345678901236')" calcext:value-type="string">
            <text:p>('00009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0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33];&quot;,'&quot;;[.B133];&quot;')&quot;)" office:value-type="string" office:string-value="('00010','12345678901236')" calcext:value-type="string">
            <text:p>('00010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1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34];&quot;,'&quot;;[.B134];&quot;')&quot;)" office:value-type="string" office:string-value="('00011','12345678901236')" calcext:value-type="string">
            <text:p>('00011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2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35];&quot;,'&quot;;[.B135];&quot;')&quot;)" office:value-type="string" office:string-value="('00012','12345678901236')" calcext:value-type="string">
            <text:p>('00012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3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36];&quot;,'&quot;;[.B136];&quot;')&quot;)" office:value-type="string" office:string-value="('00013','12345678901236')" calcext:value-type="string">
            <text:p>('00013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4'</text:p>
          </table:table-cell>
          <table:table-cell table:style-name="ce4" office:value-type="float" office:value="12345678901236" calcext:value-type="float">
            <text:p>12345678901236</text:p>
          </table:table-cell>
          <table:table-cell table:number-columns-repeated="2"/>
          <table:table-cell table:formula="of:=COM.MICROSOFT.CONCAT(&quot;(&quot;;[.A137];&quot;,'&quot;;[.B137];&quot;')&quot;)" office:value-type="string" office:string-value="('00014','12345678901236')" calcext:value-type="string">
            <text:p>('00014','12345678901236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2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38];&quot;,'&quot;;[.B138];&quot;')&quot;)" office:value-type="string" office:string-value="('00002','12345678901234')" calcext:value-type="string">
            <text:p>('00002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3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39];&quot;,'&quot;;[.B139];&quot;')&quot;)" office:value-type="string" office:string-value="('00003','12345678901234')" calcext:value-type="string">
            <text:p>('00003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4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0];&quot;,'&quot;;[.B140];&quot;')&quot;)" office:value-type="string" office:string-value="('00004','12345678901234')" calcext:value-type="string">
            <text:p>('00004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5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1];&quot;,'&quot;;[.B141];&quot;')&quot;)" office:value-type="string" office:string-value="('00005','12345678901234')" calcext:value-type="string">
            <text:p>('00005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6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2];&quot;,'&quot;;[.B142];&quot;')&quot;)" office:value-type="string" office:string-value="('00006','12345678901234')" calcext:value-type="string">
            <text:p>('00006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7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3];&quot;,'&quot;;[.B143];&quot;')&quot;)" office:value-type="string" office:string-value="('00007','12345678901234')" calcext:value-type="string">
            <text:p>('00007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8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4];&quot;,'&quot;;[.B144];&quot;')&quot;)" office:value-type="string" office:string-value="('00008','12345678901234')" calcext:value-type="string">
            <text:p>('00008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09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5];&quot;,'&quot;;[.B145];&quot;')&quot;)" office:value-type="string" office:string-value="('00009','12345678901234')" calcext:value-type="string">
            <text:p>('00009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0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6];&quot;,'&quot;;[.B146];&quot;')&quot;)" office:value-type="string" office:string-value="('00010','12345678901234')" calcext:value-type="string">
            <text:p>('00010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1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7];&quot;,'&quot;;[.B147];&quot;')&quot;)" office:value-type="string" office:string-value="('00011','12345678901234')" calcext:value-type="string">
            <text:p>('00011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2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8];&quot;,'&quot;;[.B148];&quot;')&quot;)" office:value-type="string" office:string-value="('00012','12345678901234')" calcext:value-type="string">
            <text:p>('00012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3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49];&quot;,'&quot;;[.B149];&quot;')&quot;)" office:value-type="string" office:string-value="('00013','12345678901234')" calcext:value-type="string">
            <text:p>('00013','12345678901234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0014'</text:p>
          </table:table-cell>
          <table:table-cell table:style-name="ce4" office:value-type="float" office:value="12345678901234" calcext:value-type="float">
            <text:p>12345678901234</text:p>
          </table:table-cell>
          <table:table-cell table:number-columns-repeated="2"/>
          <table:table-cell table:formula="of:=COM.MICROSOFT.CONCAT(&quot;(&quot;;[.A150];&quot;,'&quot;;[.B150];&quot;')&quot;)" office:value-type="string" office:string-value="('00014','12345678901234')" calcext:value-type="string">
            <text:p>('00014','12345678901234')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'00001'</text:p>
          </table:table-cell>
          <table:table-cell table:formula="of:=COM.MICROSOFT.CONCAT(&quot;(&quot;;[.A153];[.B153];&quot;)&quot;)" office:value-type="string" office:string-value="('00001''00001')" calcext:value-type="string">
            <text:p>('00001''00001')</text:p>
          </table:table-cell>
          <table:table-cell office:value-type="string" calcext:value-type="string">
            <text:p>('00001''00001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02'</text:p>
          </table:table-cell>
          <table:table-cell table:formula="of:=COM.MICROSOFT.CONCAT(&quot;(&quot;;[.A154];[.B154];&quot;)&quot;)" office:value-type="string" office:string-value="('00001''00002')" calcext:value-type="string">
            <text:p>('00001''00002')</text:p>
          </table:table-cell>
          <table:table-cell office:value-type="string" calcext:value-type="string">
            <text:p>('00001''00002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03'</text:p>
          </table:table-cell>
          <table:table-cell table:formula="of:=COM.MICROSOFT.CONCAT(&quot;(&quot;;[.A155];[.B155];&quot;)&quot;)" office:value-type="string" office:string-value="('00001''00003')" calcext:value-type="string">
            <text:p>('00001''00003')</text:p>
          </table:table-cell>
          <table:table-cell office:value-type="string" calcext:value-type="string">
            <text:p>('00001''00003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04'</text:p>
          </table:table-cell>
          <table:table-cell table:formula="of:=COM.MICROSOFT.CONCAT(&quot;(&quot;;[.A156];[.B156];&quot;)&quot;)" office:value-type="string" office:string-value="('00001''00004')" calcext:value-type="string">
            <text:p>('00001''00004')</text:p>
          </table:table-cell>
          <table:table-cell office:value-type="string" calcext:value-type="string">
            <text:p>('00001''00004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05'</text:p>
          </table:table-cell>
          <table:table-cell table:formula="of:=COM.MICROSOFT.CONCAT(&quot;(&quot;;[.A157];[.B157];&quot;)&quot;)" office:value-type="string" office:string-value="('00001''00005')" calcext:value-type="string">
            <text:p>('00001''00005')</text:p>
          </table:table-cell>
          <table:table-cell office:value-type="string" calcext:value-type="string">
            <text:p>('00001''00005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06'</text:p>
          </table:table-cell>
          <table:table-cell table:formula="of:=COM.MICROSOFT.CONCAT(&quot;(&quot;;[.A158];[.B158];&quot;)&quot;)" office:value-type="string" office:string-value="('00001''00006')" calcext:value-type="string">
            <text:p>('00001''00006')</text:p>
          </table:table-cell>
          <table:table-cell office:value-type="string" calcext:value-type="string">
            <text:p>('00001''00006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07'</text:p>
          </table:table-cell>
          <table:table-cell table:formula="of:=COM.MICROSOFT.CONCAT(&quot;(&quot;;[.A159];[.B159];&quot;)&quot;)" office:value-type="string" office:string-value="('00001''00007')" calcext:value-type="string">
            <text:p>('00001''00007')</text:p>
          </table:table-cell>
          <table:table-cell office:value-type="string" calcext:value-type="string">
            <text:p>('00001''00007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08'</text:p>
          </table:table-cell>
          <table:table-cell table:formula="of:=COM.MICROSOFT.CONCAT(&quot;(&quot;;[.A160];[.B160];&quot;)&quot;)" office:value-type="string" office:string-value="('00001''00008')" calcext:value-type="string">
            <text:p>('00001''00008')</text:p>
          </table:table-cell>
          <table:table-cell office:value-type="string" calcext:value-type="string">
            <text:p>('00001''00008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09'</text:p>
          </table:table-cell>
          <table:table-cell table:formula="of:=COM.MICROSOFT.CONCAT(&quot;(&quot;;[.A161];[.B161];&quot;)&quot;)" office:value-type="string" office:string-value="('00001''00009')" calcext:value-type="string">
            <text:p>('00001''00009')</text:p>
          </table:table-cell>
          <table:table-cell office:value-type="string" calcext:value-type="string">
            <text:p>('00001''00009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10'</text:p>
          </table:table-cell>
          <table:table-cell table:formula="of:=COM.MICROSOFT.CONCAT(&quot;(&quot;;[.A162];[.B162];&quot;)&quot;)" office:value-type="string" office:string-value="('00001''00010')" calcext:value-type="string">
            <text:p>('00001''00010')</text:p>
          </table:table-cell>
          <table:table-cell office:value-type="string" calcext:value-type="string">
            <text:p>('00001''00010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11'</text:p>
          </table:table-cell>
          <table:table-cell table:formula="of:=COM.MICROSOFT.CONCAT(&quot;(&quot;;[.A163];[.B163];&quot;)&quot;)" office:value-type="string" office:string-value="('00001''00011')" calcext:value-type="string">
            <text:p>('00001''00011')</text:p>
          </table:table-cell>
          <table:table-cell office:value-type="string" calcext:value-type="string">
            <text:p>('00001''00011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12'</text:p>
          </table:table-cell>
          <table:table-cell table:formula="of:=COM.MICROSOFT.CONCAT(&quot;(&quot;;[.A164];[.B164];&quot;)&quot;)" office:value-type="string" office:string-value="('00001''00012')" calcext:value-type="string">
            <text:p>('00001''00012')</text:p>
          </table:table-cell>
          <table:table-cell office:value-type="string" calcext:value-type="string">
            <text:p>('00001''00012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13'</text:p>
          </table:table-cell>
          <table:table-cell table:formula="of:=COM.MICROSOFT.CONCAT(&quot;(&quot;;[.A165];[.B165];&quot;)&quot;)" office:value-type="string" office:string-value="('00001''00013')" calcext:value-type="string">
            <text:p>('00001''00013')</text:p>
          </table:table-cell>
          <table:table-cell office:value-type="string" calcext:value-type="string">
            <text:p>('00001''00013'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00001'</text:p>
          </table:table-cell>
          <table:table-cell office:value-type="string" calcext:value-type="string">
            <text:p>'00014'</text:p>
          </table:table-cell>
          <table:table-cell table:formula="of:=COM.MICROSOFT.CONCAT(&quot;(&quot;;[.A166];[.B166];&quot;)&quot;)" office:value-type="string" office:string-value="('00001''00014')" calcext:value-type="string">
            <text:p>('00001''00014')</text:p>
          </table:table-cell>
          <table:table-cell office:value-type="string" calcext:value-type="string">
            <text:p>('00001''00014'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Noto Sans Devanagari" svg:font-family="'Noto Sans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Noto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05:20:24.8406050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01:52:01.779914070</meta:creation-date>
    <dc:date>2021-09-18T06:08:06.876239803</dc:date>
    <meta:editing-duration>PT45M43S</meta:editing-duration>
    <meta:editing-cycles>2</meta:editing-cycles>
    <meta:generator>LibreOffice/6.1.5.2$Linux_X86_64 LibreOffice_project/10$Build-2</meta:generator>
    <meta:document-statistic meta:table-count="1" meta:cell-count="505" meta:object-count="0"/>
  </office:meta>
</office:document-meta>
</file>